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98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2.3744in"/>
    </style:style>
    <style:style style:name="co6" style:family="table-column">
      <style:table-column-properties fo:break-before="auto" style:column-width="2.1138in"/>
    </style:style>
    <style:style style:name="co7" style:family="table-column">
      <style:table-column-properties fo:break-before="auto" style:column-width="2.3965in"/>
    </style:style>
    <style:style style:name="co8" style:family="table-column">
      <style:table-column-properties fo:break-before="auto" style:column-width="0.5756in"/>
    </style:style>
    <style:style style:name="co9" style:family="table-column">
      <style:table-column-properties fo:break-before="auto" style:column-width="0.4346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561in"/>
    </style:style>
    <style:style style:name="co12" style:family="table-column">
      <style:table-column-properties fo:break-before="auto" style:column-width="0.4201in"/>
    </style:style>
    <style:style style:name="co13" style:family="table-column">
      <style:table-column-properties fo:break-before="auto" style:column-width="2.0693in"/>
    </style:style>
    <style:style style:name="co14" style:family="table-column">
      <style:table-column-properties fo:break-before="auto" style:column-width="0.9472in"/>
    </style:style>
    <style:style style:name="co15" style:family="table-column">
      <style:table-column-properties fo:break-before="auto" style:column-width="0.8063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9327in"/>
    </style:style>
    <style:style style:name="co18" style:family="table-column">
      <style:table-column-properties fo:break-before="auto" style:column-width="0.7917in"/>
    </style:style>
    <style:style style:name="co19" style:family="table-column">
      <style:table-column-properties fo:break-before="auto" style:column-width="0.7543in"/>
    </style:style>
    <style:style style:name="co20" style:family="table-column">
      <style:table-column-properties fo:break-before="auto" style:column-width="1.6311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">
      <style:table-cell-properties fo:background-color="transparent"/>
      <style:text-properties fo:color="#2323dc"/>
    </style:style>
    <style:style style:name="ce3" style:family="table-cell" style:parent-style-name="Default" style:data-style-name="N11">
      <style:table-cell-properties fo:background-color="transparent"/>
    </style:style>
    <style:style style:name="ce4" style:family="table-cell" style:parent-style-name="Default" style:data-style-name="N11">
      <style:table-cell-properties fo:background-color="transparent"/>
      <style:text-properties fo:color="#ff00ff"/>
    </style:style>
    <style:style style:name="ce5" style:family="table-cell" style:parent-style-name="Default" style:data-style-name="N11">
      <style:table-cell-properties fo:background-color="transparent"/>
      <style:text-properties fo:color="#0047ff"/>
    </style:style>
  </office:automatic-styles>
  <office:body>
    <office:spreadsheet>
      <table:table table:name="1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 </text:p>
          </table:table-cell>
          <table:table-cell office:value-type="string" calcext:value-type="string">
            <text:p>12 valid</text:p>
          </table:table-cell>
          <table:table-cell office:value-type="string" calcext:value-type="string">
            <text:p>12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Oth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1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1 valid</text:p>
          </table:table-cell>
          <table:table-cell office:value-type="string" calcext:value-type="string">
            <text:p>11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Artwork and Brandi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ootload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D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obile Devices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ovell Client for Linu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 Graphical Applic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Keyboard, Mouse, Vide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EN: Kernel / Hypervis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compi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2-tea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2-team-valid</text:p>
          </table:table-cell>
          <table:table-cell office:value-type="string" calcext:value-type="string">
            <text:p>12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1-team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11-team-valid</text:p>
          </table:table-cell>
          <table:table-cell office:value-type="string" calcext:value-type="string">
            <text:p>11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<text:s text:c="6"/>Banshe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Evolu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Firefo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GNOM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Install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Kern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Mobile Devic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etwor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ovell Client for Linu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Othe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ckag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Update Proble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<text:s text:c="6"/>X ATI/fglrx Dri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 Ser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YaST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2 vs 11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3"/>
        <table:table-column table:style-name="co10" table:default-cell-style-name="ce1"/>
        <table:table-column table:style-name="co4" table:default-cell-style-name="ce3"/>
        <table:table-column table:style-name="co11" table:default-cell-style-name="ce1"/>
        <table:table-column table:style-name="co12" table:default-cell-style-name="ce1"/>
        <table:table-column table:style-name="co3" table:default-cell-style-name="ce3"/>
        <table:table-column table:style-name="co10" table:default-cell-style-name="ce1"/>
        <table:table-column table:style-name="co4" table:default-cell-style-name="ce3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2-valid</text:p>
          </table:table-cell>
          <table:table-cell office:value-type="string" calcext:value-type="string">
            <text:p>12-all</text:p>
          </table:table-cell>
          <table:table-cell table:style-name="ce2"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table:style-name="ce4" office:value-type="string" calcext:value-type="string">
            <text:p>percentage valid/total</text:p>
          </table:table-cell>
          <table:table-cell office:value-type="string" calcext:value-type="string">
            <text:p>11-valid</text:p>
          </table:table-cell>
          <table:table-cell office:value-type="string" calcext:value-type="string">
            <text:p>11-all</text:p>
          </table:table-cell>
          <table:table-cell table:style-name="ce2"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table:style-name="ce4" office:value-type="string" calcext:value-type="string">
            <text:p>percentage valid/to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[.B2]/[.C2]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]/[.E2]" office:value-type="percentage" office:value="0.00455927051671732" calcext:value-type="percentage">
            <text:p>0.46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[.G2]/[.H2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]/[.J2]" office:value-type="percentage" office:value="0.0043859649122807" calcext:value-type="percentage">
            <text:p>0.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style-name="ce2" table:formula="of:=[.B3]/[.C3]" office:value-type="percentage" office:value="0.675675675675676" calcext:value-type="percentage">
            <text:p>67.57%</text:p>
          </table:table-cell>
          <table:table-cell office:value-type="float" office:value="658" calcext:value-type="float">
            <text:p>658</text:p>
          </table:table-cell>
          <table:table-cell table:style-name="ce4" table:formula="of:=[.B3]/[.E3]" office:value-type="percentage" office:value="0.0759878419452888" calcext:value-type="percentage">
            <text:p>7.60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" table:formula="of:=[.G3]/[.H3]" office:value-type="percentage" office:value="0.777777777777778" calcext:value-type="percentage">
            <text:p>77.78%</text:p>
          </table:table-cell>
          <table:table-cell office:value-type="float" office:value="456" calcext:value-type="float">
            <text:p>456</text:p>
          </table:table-cell>
          <table:table-cell table:style-name="ce4" table:formula="of:=[.G3]/[.J3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table:formula="of:=[.B4]/[.C4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4]/[.E4]" office:value-type="percentage" office:value="0.013677811550152" calcext:value-type="percentage">
            <text:p>1.37%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table:formula="of:=[.G4]/[.H4]" office:value-type="percentage" office:value="0.96" calcext:value-type="percentage">
            <text:p>96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]/[.J4]" office:value-type="percentage" office:value="0.0526315789473684" calcext:value-type="percentage">
            <text:p>5.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B5]/[.C5]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5]/[.E5]" office:value-type="percentage" office:value="0.00455927051671732" calcext:value-type="percentage">
            <text:p>0.46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[.G5]/[.H5]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5]/[.J5]" office:value-type="percentage" office:value="0.0043859649122807" calcext:value-type="percentage">
            <text:p>0.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table:formula="of:=[.B6]/[.C6]" office:value-type="percentage" office:value="0.888888888888889" calcext:value-type="percentage">
            <text:p>88.89%</text:p>
          </table:table-cell>
          <table:table-cell office:value-type="float" office:value="658" calcext:value-type="float">
            <text:p>658</text:p>
          </table:table-cell>
          <table:table-cell table:style-name="ce4" table:formula="of:=[.B6]/[.E6]" office:value-type="percentage" office:value="0.012158054711246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table:formula="of:=[.G6]/[.H6]" office:value-type="percentage" office:value="0.833333333333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4" table:formula="of:=[.G6]/[.J6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table:style-name="ce2" table:formula="of:=[.B7]/[.C7]" office:value-type="percentage" office:value="0.887005649717514" calcext:value-type="percentage">
            <text:p>88.70%</text:p>
          </table:table-cell>
          <table:table-cell office:value-type="float" office:value="658" calcext:value-type="float">
            <text:p>658</text:p>
          </table:table-cell>
          <table:table-cell table:style-name="ce4" table:formula="of:=[.B7]/[.E7]" office:value-type="percentage" office:value="0.238601823708207" calcext:value-type="percentage">
            <text:p>23.86%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2" table:formula="of:=[.G7]/[.H7]" office:value-type="percentage" office:value="0.658227848101266" calcext:value-type="percentage">
            <text:p>65.82%</text:p>
          </table:table-cell>
          <table:table-cell office:value-type="float" office:value="456" calcext:value-type="float">
            <text:p>456</text:p>
          </table:table-cell>
          <table:table-cell table:style-name="ce4" table:formula="of:=[.G7]/[.J7]" office:value-type="percentage" office:value="0.114035087719298" calcext:value-type="percentage">
            <text:p>11.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B8]/[.C8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8]/[.E8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8]/[.H8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8]/[.J8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2" table:formula="of:=[.B9]/[.C9]" office:value-type="percentage" office:value="0.787878787878788" calcext:value-type="percentage">
            <text:p>78.79%</text:p>
          </table:table-cell>
          <table:table-cell office:value-type="float" office:value="658" calcext:value-type="float">
            <text:p>658</text:p>
          </table:table-cell>
          <table:table-cell table:style-name="ce4" table:formula="of:=[.B9]/[.E9]" office:value-type="percentage" office:value="0.0395136778115502" calcext:value-type="percentage">
            <text:p>3.95%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style-name="ce2" table:formula="of:=[.G9]/[.H9]" office:value-type="percentage" office:value="0.79" calcext:value-type="percentage">
            <text:p>79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9]/[.J9]" office:value-type="percentage" office:value="0.173245614035088" calcext:value-type="percentage">
            <text:p>17.3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table:formula="of:=[.B10]/[.C10]" office:value-type="percentage" office:value="0.882352941176471" calcext:value-type="percentage">
            <text:p>88.24%</text:p>
          </table:table-cell>
          <table:table-cell office:value-type="float" office:value="658" calcext:value-type="float">
            <text:p>658</text:p>
          </table:table-cell>
          <table:table-cell table:style-name="ce4" table:formula="of:=[.B10]/[.E10]" office:value-type="percentage" office:value="0.0227963525835866" calcext:value-type="percentage">
            <text:p>2.28%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2" table:formula="of:=[.G10]/[.H10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0]/[.J10]" office:value-type="percentage" office:value="0.0263157894736842" calcext:value-type="percentage">
            <text:p>2.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2" table:formula="of:=[.B11]/[.C11]" office:value-type="percentage" office:value="0.780487804878049" calcext:value-type="percentage">
            <text:p>78.05%</text:p>
          </table:table-cell>
          <table:table-cell office:value-type="float" office:value="658" calcext:value-type="float">
            <text:p>658</text:p>
          </table:table-cell>
          <table:table-cell table:style-name="ce4" table:formula="of:=[.B11]/[.E11]" office:value-type="percentage" office:value="0.0486322188449848" calcext:value-type="percentage">
            <text:p>4.86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2" table:formula="of:=[.G11]/[.H11]" office:value-type="percentage" office:value="0.645833333333333" calcext:value-type="percentage">
            <text:p>64.58%</text:p>
          </table:table-cell>
          <table:table-cell office:value-type="float" office:value="456" calcext:value-type="float">
            <text:p>456</text:p>
          </table:table-cell>
          <table:table-cell table:style-name="ce4" table:formula="of:=[.G11]/[.J11]" office:value-type="percentage" office:value="0.0679824561403509" calcext:value-type="percentage">
            <text:p>6.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2" table:formula="of:=[.B12]/[.C12]" office:value-type="percentage" office:value="0.931034482758621" calcext:value-type="percentage">
            <text:p>93.1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2]/[.E12]" office:value-type="percentage" office:value="0.0410334346504559" calcext:value-type="percentage">
            <text:p>4.10%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table:formula="of:=[.G12]/[.H12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2]/[.J12]" office:value-type="percentage" office:value="0.0197368421052632" calcext:value-type="percentage">
            <text:p>1.9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2" table:formula="of:=[.B13]/[.C13]" office:value-type="percentage" office:value="0.642857142857143" calcext:value-type="percentage">
            <text:p>64.29%</text:p>
          </table:table-cell>
          <table:table-cell office:value-type="float" office:value="658" calcext:value-type="float">
            <text:p>658</text:p>
          </table:table-cell>
          <table:table-cell table:style-name="ce4" table:formula="of:=[.B13]/[.E13]" office:value-type="percentage" office:value="0.013677811550152" calcext:value-type="percentage">
            <text:p>1.37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13]/[.H13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3]/[.J13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14]/[.C14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4]/[.E14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14]/[.H14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4]/[.J14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B15]/[.C15]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5]/[.E15]" office:value-type="percentage" office:value="0.00455927051671732" calcext:value-type="percentage">
            <text:p>0.46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G15]/[.H15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5]/[.J15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[.B16]/[.C16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6]/[.E16]" office:value-type="percentage" office:value="0.00303951367781155" calcext:value-type="percentage">
            <text:p>0.3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G16]/[.H16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6]/[.J16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table:formula="of:=[.B17]/[.C17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7]/[.E17]" office:value-type="percentage" office:value="0.012158054711246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table:formula="of:=[.G17]/[.H17]" office:value-type="percentage" office:value="0.833333333333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4" table:formula="of:=[.G17]/[.J17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table:formula="of:=[.B18]/[.C18]" office:value-type="percentage" office:value="0.947368421052632" calcext:value-type="percentage">
            <text:p>94.74%</text:p>
          </table:table-cell>
          <table:table-cell office:value-type="float" office:value="658" calcext:value-type="float">
            <text:p>658</text:p>
          </table:table-cell>
          <table:table-cell table:style-name="ce4" table:formula="of:=[.B18]/[.E18]" office:value-type="percentage" office:value="0.0273556231003039" calcext:value-type="percentage">
            <text:p>2.74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G18]/[.H18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8]/[.J18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19]/[.C19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9]/[.E19]" office:value-type="percentage" office:value="0.00151975683890578" calcext:value-type="percentage">
            <text:p>0.15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G19]/[.H19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9]/[.J19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Guest-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20]/[.C20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0]/[.E20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20]/[.H20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0]/[.J20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ATI/fglrx-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formula="of:=[.B21]/[.C21]" office:value-type="percentage" office:value="0.666666666666667" calcext:value-type="percentage">
            <text:p>66.67%</text:p>
          </table:table-cell>
          <table:table-cell office:value-type="float" office:value="658" calcext:value-type="float">
            <text:p>658</text:p>
          </table:table-cell>
          <table:table-cell table:style-name="ce4" table:formula="of:=[.B21]/[.E21]" office:value-type="percentage" office:value="0.00303951367781155" calcext:value-type="percentage">
            <text:p>0.30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[.G21]/[.H21]" office:value-type="percentage" office:value="0.7" calcext:value-type="percentage">
            <text:p>7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1]/[.J21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nVidia-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[.B22]/[.C22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2]/[.E22]" office:value-type="percentage" office:value="0.00759878419452888" calcext:value-type="percentage">
            <text:p>0.76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[.G22]/[.H22]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2]/[.J22]" office:value-type="percentage" office:value="0.0109649122807018" calcext:value-type="percentage">
            <text:p>1.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2" table:formula="of:=[.B23]/[.C23]" office:value-type="percentage" office:value="0.782608695652174" calcext:value-type="percentage">
            <text:p>78.26%</text:p>
          </table:table-cell>
          <table:table-cell office:value-type="float" office:value="658" calcext:value-type="float">
            <text:p>658</text:p>
          </table:table-cell>
          <table:table-cell table:style-name="ce4" table:formula="of:=[.B23]/[.E23]" office:value-type="percentage" office:value="0.0273556231003039" calcext:value-type="percentage">
            <text:p>2.74%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2" table:formula="of:=[.G23]/[.H23]" office:value-type="percentage" office:value="0.666666666666667" calcext:value-type="percentage">
            <text:p>66.67%</text:p>
          </table:table-cell>
          <table:table-cell office:value-type="float" office:value="456" calcext:value-type="float">
            <text:p>456</text:p>
          </table:table-cell>
          <table:table-cell table:style-name="ce4" table:formula="of:=[.G23]/[.J23]" office:value-type="percentage" office:value="0.0482456140350877" calcext:value-type="percentage">
            <text:p>4.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table:style-name="ce2" table:formula="of:=[.B24]/[.C24]" office:value-type="percentage" office:value="0.762962962962963" calcext:value-type="percentage">
            <text:p>76.3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4]/[.E24]" office:value-type="percentage" office:value="0.156534954407295" calcext:value-type="percentage">
            <text:p>15.65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table:formula="of:=[.G24]/[.H24]" office:value-type="percentage" office:value="0.882352941176471" calcext:value-type="percentage">
            <text:p>88.24%</text:p>
          </table:table-cell>
          <table:table-cell office:value-type="float" office:value="456" calcext:value-type="float">
            <text:p>456</text:p>
          </table:table-cell>
          <table:table-cell table:style-name="ce4" table:formula="of:=[.G24]/[.J24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ole-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25]/[.C25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5]/[.E25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25]/[.H25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25]/[.J25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 table:style-name="ce2" table:formula="of:=[.B26]/[.C26]" office:value-type="percentage" office:value="0.715025906735751" calcext:value-type="percentage">
            <text:p>71.5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6]/[.E26]" office:value-type="percentage" office:value="0.209726443768997" calcext:value-type="percentage">
            <text:p>20.97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26]/[.H26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26]/[.J26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B27]/[.C27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7]/[.E27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27]/[.H27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27]/[.J27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[.B28]/[.C28]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8]/[.E28]" office:value-type="percentage" office:value="0.00455927051671732" calcext:value-type="percentage">
            <text:p>0.4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28]/[.H28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28]/[.J28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[.B29]/[.C29]" office:value-type="percentage" office:value="0.7" calcext:value-type="percentage">
            <text:p>7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9]/[.E29]" office:value-type="percentage" office:value="0.0106382978723404" calcext:value-type="percentage">
            <text:p>1.0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29]/[.H29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29]/[.J29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Management-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[.B30]/[.C30]" office:value-type="percentage" office:value="0.8" calcext:value-type="percentage">
            <text:p>8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0]/[.E30]" office:value-type="percentage" office:value="0.0060790273556231" calcext:value-type="percentage">
            <text:p>0.6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30]/[.H30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30]/[.J30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B31]/[.C31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1]/[.E31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31]/[.H31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31]/[.J31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2]/[.C32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2]/[.E32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32]/[.H32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2]/[.J32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3]/[.C33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3]/[.E33]"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G33]/[.H33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3]/[.J33]" office:value-type="percentage" office:value="0.0087719298245614" calcext:value-type="percentage">
            <text:p>0.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otload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4]/[.C34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4]/[.E34]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formula="of:=[.G34]/[.H34]" office:value-type="percentage" office:value="0.875" calcext:value-type="percentage">
            <text:p>87.5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4]/[.J34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5]/[.C35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5]/[.E35]" office:value-type="percentage" office:value="0" calcext:value-type="percentage">
            <text:p>0.00%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2" table:formula="of:=[.G35]/[.H35]" office:value-type="percentage" office:value="0.517241379310345" calcext:value-type="percentage">
            <text:p>51.72%</text:p>
          </table:table-cell>
          <table:table-cell office:value-type="float" office:value="456" calcext:value-type="float">
            <text:p>456</text:p>
          </table:table-cell>
          <table:table-cell table:style-name="ce4" table:formula="of:=[.G35]/[.J35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6]/[.C36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6]/[.E36]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table:formula="of:=[.G36]/[.H36]" office:value-type="percentage" office:value="0.818181818181818" calcext:value-type="percentage">
            <text:p>81.82%</text:p>
          </table:table-cell>
          <table:table-cell office:value-type="float" office:value="456" calcext:value-type="float">
            <text:p>456</text:p>
          </table:table-cell>
          <table:table-cell table:style-name="ce4" table:formula="of:=[.G36]/[.J36]" office:value-type="percentage" office:value="0.0197368421052632" calcext:value-type="percentage">
            <text:p>1.9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7]/[.C37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7]/[.E37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37]/[.H37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7]/[.J37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8]/[.C38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8]/[.E38]" office:value-type="percentage" office:value="0" calcext:value-type="percentage">
            <text:p>0.00%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table:style-name="ce2" table:formula="of:=[.G38]/[.H38]" office:value-type="percentage" office:value="0.671232876712329" calcext:value-type="percentage">
            <text:p>67.12%</text:p>
          </table:table-cell>
          <table:table-cell office:value-type="float" office:value="456" calcext:value-type="float">
            <text:p>456</text:p>
          </table:table-cell>
          <table:table-cell table:style-name="ce4" table:formula="of:=[.G38]/[.J38]" office:value-type="percentage" office:value="0.214912280701754" calcext:value-type="percentage">
            <text:p>21.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9]/[.C39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9]/[.E39]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table:formula="of:=[.G39]/[.H39]" office:value-type="percentage" office:value="0.571428571428571" calcext:value-type="percentage">
            <text:p>57.14%</text:p>
          </table:table-cell>
          <table:table-cell office:value-type="float" office:value="456" calcext:value-type="float">
            <text:p>456</text:p>
          </table:table-cell>
          <table:table-cell table:style-name="ce4" table:formula="of:=[.G39]/[.J39]" office:value-type="percentage" office:value="0.0087719298245614" calcext:value-type="percentage">
            <text:p>0.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Keyboard,-Mouse,-Vide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40]/[.C40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40]/[.E40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40]/[.H40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0]/[.J40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41]/[.C41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41]/[.E41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G41]/[.H41]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1]/[.J41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iz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42]/[.C42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42]/[.E42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[.G42]/[.H42]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2]/[.J42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 12 vs 11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3"/>
        <table:table-column table:style-name="co16" table:default-cell-style-name="ce1"/>
        <table:table-column table:style-name="co4" table:default-cell-style-name="ce3"/>
        <table:table-column table:style-name="co17" table:default-cell-style-name="ce1"/>
        <table:table-column table:style-name="co18" table:default-cell-style-name="ce1"/>
        <table:table-column table:style-name="co3" table:default-cell-style-name="ce3"/>
        <table:table-column table:style-name="co16" table:default-cell-style-name="ce1"/>
        <table:table-column table:style-name="co4" table:default-cell-style-name="ce3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Team-12-valid</text:p>
          </table:table-cell>
          <table:table-cell office:value-type="string" calcext:value-type="string">
            <text:p>Team-12-all</text:p>
          </table:table-cell>
          <table:table-cell table:style-name="ce5"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percentage valid/total</text:p>
          </table:table-cell>
          <table:table-cell office:value-type="string" calcext:value-type="string">
            <text:p>Team-11-valid</text:p>
          </table:table-cell>
          <table:table-cell office:value-type="string" calcext:value-type="string">
            <text:p>Team-11-all</text:p>
          </table:table-cell>
          <table:table-cell table:style-name="ce5"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percentage valid/to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B2]/[.C2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]/[.E2]" office:value-type="percentage" office:value="0.0165289256198347" calcext:value-type="percentage">
            <text:p>1.65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2]/[.H2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]/[.J2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B3]/[.C3]" office:value-type="percentage" office:value="0.66666666666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3]/[.E3]" office:value-type="percentage" office:value="0.0165289256198347" calcext:value-type="percentage">
            <text:p>1.65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G3]/[.H3]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]/[.J3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B4]/[.C4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4]/[.E4]" office:value-type="percentage" office:value="0.0247933884297521" calcext:value-type="percentage">
            <text:p>2.48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table:formula="of:=[.G4]/[.H4]" office:value-type="percentage" office:value="0.571428571428571" calcext:value-type="percentage">
            <text:p>57.14%</text:p>
          </table:table-cell>
          <table:table-cell office:value-type="float" office:value="49" calcext:value-type="float">
            <text:p>49</text:p>
          </table:table-cell>
          <table:table-cell table:style-name="ce4" table:formula="of:=[.G4]/[.J4]" office:value-type="percentage" office:value="0.0816326530612245" calcext:value-type="percentage">
            <text:p>8.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table:formula="of:=[.B5]/[.C5]" office:value-type="percentage" office:value="0.939393939393939" calcext:value-type="percentage">
            <text:p>93.94%</text:p>
          </table:table-cell>
          <table:table-cell office:value-type="float" office:value="121" calcext:value-type="float">
            <text:p>121</text:p>
          </table:table-cell>
          <table:table-cell table:style-name="ce4" table:formula="of:=[.B5]/[.E5]" office:value-type="percentage" office:value="0.256198347107438" calcext:value-type="percentage">
            <text:p>25.62%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5" table:formula="of:=[.G5]/[.H5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5]/[.J5]" office:value-type="percentage" office:value="0.163265306122449" calcext:value-type="percentage">
            <text:p>16.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table:formula="of:=[.B6]/[.C6]" office:value-type="percentage" office:value="0.33333333333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6]/[.E6]" office:value-type="percentage" office:value="0.00826446280991736" calcext:value-type="percentage">
            <text:p>0.8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G6]/[.H6]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6]/[.J6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table:formula="of:=[.B7]/[.C7]" office:value-type="percentage" office:value="0.714285714285714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4" table:formula="of:=[.B7]/[.E7]" office:value-type="percentage" office:value="0.0413223140495868" calcext:value-type="percentage">
            <text:p>4.13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table:formula="of:=[.G7]/[.H7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7]/[.J7]" office:value-type="percentage" office:value="0.0816326530612245" calcext:value-type="percentage">
            <text:p>8.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table:formula="of:=[.B8]/[.C8]" office:value-type="percentage" office:value="0.714285714285714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4" table:formula="of:=[.B8]/[.E8]" office:value-type="percentage" office:value="0.0413223140495868" calcext:value-type="percentage">
            <text:p>4.13%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" table:formula="of:=[.G8]/[.H8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8]/[.J8]" office:value-type="percentage" office:value="0.122448979591837" calcext:value-type="percentage">
            <text:p>12.2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table:formula="of:=[.B9]/[.C9]" office:value-type="percentage" office:value="0.833333333333333" calcext:value-type="percentage">
            <text:p>8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9]/[.E9]" office:value-type="percentage" office:value="0.0413223140495868" calcext:value-type="percentage">
            <text:p>4.13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table:formula="of:=[.G9]/[.H9]" office:value-type="percentage" office:value="0.714285714285714" calcext:value-type="percentage">
            <text:p>71.43%</text:p>
          </table:table-cell>
          <table:table-cell office:value-type="float" office:value="49" calcext:value-type="float">
            <text:p>49</text:p>
          </table:table-cell>
          <table:table-cell table:style-name="ce4" table:formula="of:=[.G9]/[.J9]" office:value-type="percentage" office:value="0.102040816326531" calcext:value-type="percentage">
            <text:p>10.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10]/[.C10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0]/[.E10]" office:value-type="percentage" office:value="0.00826446280991736" calcext:value-type="percentage">
            <text:p>0.83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0]/[.H10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0]/[.J10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B11]/[.C11]" office:value-type="percentage" office:value="0.66666666666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11]/[.E11]" office:value-type="percentage" office:value="0.0165289256198347" calcext:value-type="percentage">
            <text:p>1.65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G11]/[.H11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11]/[.J11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table:formula="of:=[.B12]/[.C12]" office:value-type="percentage" office:value="0.33333333333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12]/[.E12]" office:value-type="percentage" office:value="0.00826446280991736" calcext:value-type="percentage">
            <text:p>0.83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12]/[.H12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2]/[.J12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table:formula="of:=[.B13]/[.C13]" office:value-type="percentage" office:value="0.894736842105263" calcext:value-type="percentage">
            <text:p>89.47%</text:p>
          </table:table-cell>
          <table:table-cell office:value-type="float" office:value="121" calcext:value-type="float">
            <text:p>121</text:p>
          </table:table-cell>
          <table:table-cell table:style-name="ce4" table:formula="of:=[.B13]/[.E13]" office:value-type="percentage" office:value="0.140495867768595" calcext:value-type="percentage">
            <text:p>14.0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3]/[.H13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3]/[.J13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B14]/[.C14]" office:value-type="percentage" office:value="0.66666666666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14]/[.E14]" office:value-type="percentage" office:value="0.0165289256198347" calcext:value-type="percentage">
            <text:p>1.6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4]/[.H14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4]/[.J14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5" table:formula="of:=[.B15]/[.C15]" office:value-type="percentage" office:value="0.375" calcext:value-type="percentage">
            <text:p>37.5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5]/[.E15]" office:value-type="percentage" office:value="0.0247933884297521" calcext:value-type="percentage">
            <text:p>2.4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5]/[.H15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5]/[.J15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style-name="ce5" table:formula="of:=[.B16]/[.C16]" office:value-type="percentage" office:value="0.615384615384615" calcext:value-type="percentage">
            <text:p>61.54%</text:p>
          </table:table-cell>
          <table:table-cell office:value-type="float" office:value="121" calcext:value-type="float">
            <text:p>121</text:p>
          </table:table-cell>
          <table:table-cell table:style-name="ce4" table:formula="of:=[.B16]/[.E16]" office:value-type="percentage" office:value="0.264462809917355" calcext:value-type="percentage">
            <text:p>26.4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6]/[.H16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6]/[.J16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B17]/[.C17]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7]/[.E17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7]/[.H17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7]/[.J17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B18]/[.C18]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8]/[.E18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8]/[.H18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8]/[.J18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table:formula="of:=[.B19]/[.C19]" office:value-type="percentage" office:value="0.8" calcext:value-type="percentage">
            <text:p>8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9]/[.E19]" office:value-type="percentage" office:value="0.0330578512396694" calcext:value-type="percentage">
            <text:p>3.3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9]/[.H19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9]/[.J19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20]/[.C20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0]/[.E20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0]/[.H20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0]/[.J20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Guest-Install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21]/[.C21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1]/[.E21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1]/[.H21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1]/[.J21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Management-Tool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22]/[.C22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2]/[.E22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2]/[.H22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2]/[.J22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ole-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formula="of:=[.B23]/[.C23]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3]/[.E23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3]/[.H23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3]/[.J23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formula="of:=[.B24]/[.C24]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4]/[.E24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4]/[.H24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4]/[.J24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5]/[.C25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5]/[.E25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25]/[.H25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5]/[.J25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6]/[.C26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6]/[.E26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table:formula="of:=[.G26]/[.H26]" office:value-type="percentage" office:value="0.6" calcext:value-type="percentage">
            <text:p>6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6]/[.J26]" office:value-type="percentage" office:value="0.0612244897959184" calcext:value-type="percentage">
            <text:p>6.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7]/[.C27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7]/[.E27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7]/[.H27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7]/[.J27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8]/[.C28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8]/[.E28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8]/[.H28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8]/[.J28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-Problem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9]/[.C29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9]/[.E29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29]/[.H29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9]/[.J29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ATI/fglrx-Driv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30]/[.C30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30]/[.E30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30]/[.H30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0]/[.J30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31]/[.C31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31]/[.E31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G31]/[.H31]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1]/[.J31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-scenario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1. 11sp3</text:p>
          </table:table-cell>
          <table:table-cell office:value-type="string" calcext:value-type="string">
            <text:p>validP/ componentP</text:p>
          </table:table-cell>
        </table:table-row>
        <table:table-row table:style-name="ro1">
          <table:table-cell office:value-type="string" calcext:value-type="string">
            <text:p>2. sled12</text:p>
          </table:table-cell>
          <table:table-cell office:value-type="string" calcext:value-type="string">
            <text:p>validP/ componentP</text:p>
          </table:table-cell>
        </table:table-row>
        <table:table-row table:style-name="ro1">
          <table:table-cell office:value-type="string" calcext:value-type="string">
            <text:p>3. 11vs12</text:p>
          </table:table-cell>
          <table:table-cell office:value-type="string" calcext:value-type="string">
            <text:p>validP/validP</text:p>
          </table:table-cell>
        </table:table-row>
        <table:table-row table:style-name="ro1">
          <table:table-cell office:value-type="string" calcext:value-type="string">
            <text:p>4. 11vs12</text:p>
          </table:table-cell>
          <table:table-cell office:value-type="string" calcext:value-type="string">
            <text:p>componentP/componentP</text:p>
          </table:table-cell>
        </table:table-row>
        <table:table-row table:style-name="ro1">
          <table:table-cell office:value-type="string" calcext:value-type="string">
            <text:p>5. T11sp3</text:p>
          </table:table-cell>
          <table:table-cell office:value-type="string" calcext:value-type="string">
            <text:p>validP/ componentP</text:p>
          </table:table-cell>
        </table:table-row>
        <table:table-row table:style-name="ro1">
          <table:table-cell office:value-type="string" calcext:value-type="string">
            <text:p>6. Tsled12</text:p>
          </table:table-cell>
          <table:table-cell office:value-type="string" calcext:value-type="string">
            <text:p>validP/ componentP</text:p>
          </table:table-cell>
        </table:table-row>
        <table:table-row table:style-name="ro1">
          <table:table-cell office:value-type="string" calcext:value-type="string">
            <text:p>7. T11vs12</text:p>
          </table:table-cell>
          <table:table-cell office:value-type="string" calcext:value-type="string">
            <text:p>validP/validP</text:p>
          </table:table-cell>
        </table:table-row>
        <table:table-row table:style-name="ro1">
          <table:table-cell office:value-type="string" calcext:value-type="string">
            <text:p>8. T11vs12</text:p>
          </table:table-cell>
          <table:table-cell office:value-type="string" calcext:value-type="string">
            <text:p>componentP/component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0000-00-00T19:11:42.848936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12-05T14:43:20.201822392</meta:creation-date>
    <dc:date>2014-12-05T19:37:24.995181744</dc:date>
    <dc:creator>xiaojun </dc:creator>
    <meta:editing-duration>PT4H14M37S</meta:editing-duration>
    <meta:editing-cycles>17</meta:editing-cycles>
    <meta:generator>LibreOffice/4.1.6.2$Linux_X86_64 LibreOffice_project/410m0$Build-2</meta:generator>
    <meta:document-statistic meta:table-count="7" meta:cell-count="1279" meta:object-count="0"/>
  </office:meta>
</office:document-meta>
</file>